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LoginModule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oginModule.ini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oginModule.initialize( Subject subject , CallbackHandler callbackHandler , Map &lt; String , ? &gt; sharedState , Map &lt; String , ? &gt; op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xyLoginModule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oginModule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oginModule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